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– 4</text:p>
      <text:p text:style-name="P2">Power of Python, Built in Functions, Decorators</text:p>
      <text:p text:style-name="P1"/>
      <text:p text:style-name="P1">1. Create a function using 'lambda' for exponent of a given number. Take two arguments one as the number and the other one as the exponent.</text:p>
      <text:p text:style-name="P1"/>
      <text:p text:style-name="P1">2. Create an assertion for a string to check the length of the string being minimum of</text:p>
      <text:p text:style-name="P1">10 letters.</text:p>
      <text:p text:style-name="P1"/>
      <text:p text:style-name="P1">3. Read a file 'python.txt' which is containing python code and execute the python</text:p>
      <text:p text:style-name="P1">code which is read from the file.</text:p>
      <text:p text:style-name="P1"/>
      <text:p text:style-name="P1">4. Using range get me a list of 1 to 10 and from this list generate a list as</text:p>
      <text:p text:style-name="P1">[13,15,17,19,21,23,25,27,29,31]. Code needs to be done in one line only.</text:p>
      <text:p text:style-name="P1"/>
      <text:p text:style-name="P1">5. Using range get me a list of even numbers between 1 to 100. Code needs to be</text:p>
      <text:p text:style-name="P1">done in one line only.</text:p>
      <text:p text:style-name="P1"/>
      <text:p text:style-name="P1">6. Generate a list of exponents of first 25 integers. Code needs to be in one line only.</text:p>
      <text:p text:style-name="P1"/>
      <text:p text:style-name="P1">7. Create a generator method to have the prime numbers using yield between 1 to</text:p>
      <text:p text:style-name="P1">100.</text:p>
      <text:p text:style-name="P1"/>
      <text:p text:style-name="P1">8. Create a generator method which gives random numbers between 1 to 100 and</text:p>
      <text:p text:style-name="P1">the number not being repeated. Make sure it generates only 10 numbers.</text:p>
      <text:p text:style-name="P1"/>
      <text:p text:style-name="P1">9. Convert a decimal number '15' to binary, hexadecimal, octal numbers.</text:p>
      <text:p text:style-name="P1"/>
      <text:p text:style-name="P1">10. Convert a Hexadecimal number '10' to binary, decimal and octal numbers.</text:p>
      <text:p text:style-name="P1"/>
      <text:p text:style-name="P1">11. Convert an Octal number '13' to binary, decimal and hexadecimal numbers.</text:p>
      <text:p text:style-name="P1"/>
      <text:p text:style-name="P1">12. Convert Binary number '11010001111100111' to decimal, hexadecimal and octal</text:p>
      <text:p text:style-name="P1">numbers.</text:p>
      <text:p text:style-name="P1"/>
      <text:p text:style-name="P1">13. Create a dictionary containing all the Capital Letters 'A-Z', Small Letters 'a-z', and</text:p>
      <text:p text:style-name="P1">Digits '0-9' as keys and their ascii values as values using generators.</text:p>
      <text:p text:style-name="P1"/>
      <text:p text:style-name="P1">14. Get an absolute value of any negative integer.</text:p>
      <text:p text:style-name="P1"/>
      <text:p text:style-name="P1">15. Get me a divisor and remainder dividing 5 by 2. Code should be in one line.</text:p>
      <text:p text:style-name="P1"/>
      <text:p text:style-name="P1">16. Compare two numbers and get me the maximum number with a built-in function.</text:p>
      <text:p text:style-name="P1"/>
      <text:p text:style-name="P1"/>
      <text:p text:style-name="P1"><text:soft-page-break/>17. Create a class with member variables. Now perform the following.</text:p>
      <text:p text:style-name="P1">1. Check whether an attribute exists in the class or not.</text:p>
      <text:p text:style-name="P1">2. Fetch the value of an attribute of a class.</text:p>
      <text:p text:style-name="P1">3. Update the value of an attribute of a class.</text:p>
      <text:p text:style-name="P1">4. Delete the attribute of a class.</text:p>
      <text:p text:style-name="P1"/>
      <text:p text:style-name="P1">18. Generate a list of having 10 elements using random but the numbers shoudl be</text:p>
      <text:p text:style-name="P1">either 1 or 0. Check if all the elements are 1 print “ALL” and if any of the single</text:p>
      <text:p text:style-name="P1">element is 1 print “ANY” and if all the elements are 0 print “NONE”.</text:p>
      <text:p text:style-name="P1"/>
      <text:p text:style-name="P1">19. Get 10 random numbers in a list and get the maximum number from the list.</text:p>
      <text:p text:style-name="P1"/>
      <text:p text:style-name="P1">20. Get 10 random numbers in a list and get the minimum number from the list.</text:p>
      <text:p text:style-name="P1"/>
      <text:p text:style-name="P1">21. Get 10 random numbers from 1 to 100 in a list and create two separate lists from</text:p>
      <text:p text:style-name="P1">it for odd and even numbers using filter.</text:p>
      <text:p text:style-name="P1"/>
      <text:p text:style-name="P1">22. Using map generate cubes of first 10 numbers.</text:p>
      <text:p text:style-name="P1"/>
      <text:p text:style-name="P1">23. Using map generate a list from two lists by multiplying the elements in the two</text:p>
      <text:p text:style-name="P1">lists on the identical indexes in both the lists.</text:p>
      <text:p text:style-name="P1"/>
      <text:p text:style-name="P1">24. Generate 15 random numbers from 1 to 100 and get the total of all these numbers.</text:p>
      <text:p text:style-name="P1"/>
      <text:p text:style-name="P1">25. Get a list of 10 random characters and then merge all the characters in a single</text:p>
      <text:p text:style-name="P1">string.</text:p>
      <text:p text:style-name="P1"/>
      <text:p text:style-name="P1">26. Create a class with few methods and in one of the method get all the global</text:p>
      <text:p text:style-name="P1">attributes that can be used in that method and also the local attributes that can be</text:p>
      <text:p text:style-name="P1">used in that method.</text:p>
      <text:p text:style-name="P1"/>
      <text:p text:style-name="P1">27. Create two classes one as a parent and the other as a child. Make a validation</text:p>
      <text:p text:style-name="P1">whether the child is a subclass of parent or not.</text:p>
      <text:p text:style-name="P1"/>
      <text:p text:style-name="P1">28. Get two lists ['a','b','c','d','e'],[1,2,3,4,5] and generate a single dictionary</text:p>
      <text:p text:style-name="P1">{'a':1,'b':2,'c':3,'d':4,'e':5} with the identical indexed items.</text:p>
      <text:p text:style-name="P1"/>
      <text:p text:style-name="P1">29. Sort a list of random 25 numbers between 1 to 100 without using the sort method.</text:p>
      <text:p text:style-name="P1"/>
      <text:p text:style-name="P1">30. Create a function for addition of two numbers. Create a validation that both of</text:p>
      <text:p text:style-name="P1">them must be either float or integer using a built in method.</text:p>
      <text:p text:style-name="P1"/>
      <text:p text:style-name="P1"/>
      <text:p text:style-name="P1"/>
      <text:p text:style-name="P1"/>
      <text:p text:style-name="P1"><text:soft-page-break/>31. Create a decorator that adds two random values between 1 to 10 to the functions where this decorator is used. Create 4 functions add, sub, mul, div which will have this decorator and call the 4 functions. When you’re calling the function you should not pass any parameter however all the functions will be defined with parameters.</text:p>
      <text:p text:style-name="P1"/>
      <text:p text:style-name="P1">32. Create two different decorators. One will give the square of a number and the other one will increase the number by 10. Assign these two decorators to a function such that first the square of the no will be done and then 10 will be added and then the function operation will be done.</text:p>
      <text:p text:style-name="P1"/>
      <text:p text:style-name="P1">33. Create a decorator with 2 parameters. Assign these decorator to a function which also has 2 parameters. Multiply the parameters passed in the decorator and pass it to the function which is decorated by this decorator as an argument when calling the function from decorato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4:17:16.915863504</meta:creation-date>
    <dc:date>2020-08-05T14:49:10.267056481</dc:date>
    <meta:editing-duration>PT11M1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806" meta:character-count="4363" meta:non-whitespace-character-count="3613"/>
  </office:meta>
</office:document-meta>
</file>